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1.85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/>
    <style:style style:name="ce3" style:family="table-cell" style:parent-style-name="Default" style:data-style-name="N109"/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row table:style-name="ro1">
          <table:table-cell office:value-type="string">
            <text:p>Dimension</text:p>
          </table:table-cell>
          <table:table-cell office:value-type="string">
            <text:p>Measurement</text:p>
          </table:table-cell>
          <table:table-cell office:value-type="string">
            <text:p>Target</text:p>
          </table:table-cell>
          <table:table-cell office:value-type="string">
            <text:p>Current Step/deg</text:p>
          </table:table-cell>
          <table:table-cell office:value-type="string">
            <text:p>Scaling Factor</text:p>
          </table:table-cell>
          <table:table-cell table:style-name="ce5" office:value-type="string">
            <text:p>New Step M92</text:p>
          </table:table-cell>
          <table:table-cell table:style-name="ce5" office:value-type="string">
            <text:p>New factor M365</text:p>
          </table:table-cell>
          <table:table-cell office:value-type="string">
            <text:p>after scaling</text:p>
          </table:table-cell>
        </table:table-row>
        <table:table-row table:style-name="ro2">
          <table:table-cell office:value-type="string">
            <text:p>Theta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.000</text:p>
          </table:table-cell>
          <table:table-cell table:style-name="ce1" office:value-type="float" office:value="450">
            <text:p>450</text:p>
          </table:table-cell>
          <table:table-cell table:style-name="ce4"/>
          <table:table-cell table:style-name="ce6" table:formula="of:=ROUND([.D2]*[.C2]/[.B2];2)" office:value-type="float" office:value="450">
            <text:p>450</text:p>
          </table:table-cell>
          <table:table-cell table:style-name="ce4" table:formula="of:=ROUND([.C2]/[.B2];3)" office:value-type="float" office:value="1">
            <text:p>1</text:p>
          </table:table-cell>
          <table:table-cell table:formula="of:=[.B2]*(SQRT(POWER([.$B$12]*[.$G$4];2)+POWER([.$B$13]*[.$G$5];2)))/100*[.G2]" office:value-type="float" office:value="99.9996112792445">
            <text:p>100.000</text:p>
          </table:table-cell>
        </table:table-row>
        <table:table-row table:style-name="ro2">
          <table:table-cell office:value-type="string">
            <text:p>Psi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.000</text:p>
          </table:table-cell>
          <table:table-cell table:style-name="ce1" office:value-type="float" office:value="450">
            <text:p>450</text:p>
          </table:table-cell>
          <table:table-cell table:style-name="ce4"/>
          <table:table-cell table:style-name="ce6" table:formula="of:=ROUND([.D3]*[.C3]/[.B3];2)" office:value-type="float" office:value="450">
            <text:p>450</text:p>
          </table:table-cell>
          <table:table-cell table:style-name="ce4" table:formula="of:=ROUND([.C3]/[.B3];3)" office:value-type="float" office:value="1">
            <text:p>1</text:p>
          </table:table-cell>
          <table:table-cell table:formula="of:=[.B3]*(SQRT(POWER([.$B$12]*[.$G$4];2)+POWER([.$B$13]*[.$G$5];2)))/100*[.G3]" office:value-type="float" office:value="99.9996112792445">
            <text:p>100.000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.000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4"/>
          <table:table-cell table:style-name="ce7" table:formula="of:=ROUND([.C4]/[.B4]*[.E4];3)" office:value-type="float" office:value="1">
            <text:p>1</text:p>
          </table:table-cell>
          <table:table-cell table:formula="of:=[.B4]*[.G4]" office:value-type="float" office:value="100">
            <text:p>100.000</text:p>
          </table:table-cell>
        </table:table-row>
        <table:table-row table:style-name="ro2">
          <table:table-cell office:value-type="string">
            <text:p>Y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.000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4"/>
          <table:table-cell table:style-name="ce7" table:formula="of:=ROUND([.C5]/[.B5]*[.E5];3)" office:value-type="float" office:value="1">
            <text:p>1</text:p>
          </table:table-cell>
          <table:table-cell table:formula="of:=[.B5]*[.G5]" office:value-type="float" office:value="100">
            <text:p>100.000</text:p>
          </table:table-cell>
        </table:table-row>
        <table:table-row table:style-name="ro3">
          <table:table-cell office:value-type="string">
            <text:p>Z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 table:visibility="collapse">
          <table:table-cell table:number-columns-repeated="8"/>
        </table:table-row>
        <table:table-row table:style-name="ro4" table:visibility="collapse">
          <table:table-cell office:value-type="string">
            <text:p>X-cal</text:p>
          </table:table-cell>
          <table:table-cell office:value-type="float" office:value="0.379125">
            <text:p>0.379125</text:p>
          </table:table-cell>
          <table:table-cell table:number-columns-repeated="6"/>
        </table:table-row>
        <table:table-row table:style-name="ro4" table:visibility="collapse">
          <table:table-cell office:value-type="string">
            <text:p>Y-cal</text:p>
          </table:table-cell>
          <table:table-cell office:value-type="float" office:value="0.75267">
            <text:p>0.75267</text:p>
          </table:table-cell>
          <table:table-cell table:number-columns-repeated="6"/>
        </table:table-row>
        <table:table-row table:style-name="ro2" table:visibility="collapse">
          <table:table-cell table:number-columns-repeated="8"/>
        </table:table-row>
        <table:table-row table:style-name="ro2" table:visibility="collapse">
          <table:table-cell office:value-type="string">
            <text:p>Relative x</text:p>
          </table:table-cell>
          <table:table-cell table:formula="of:=[.C4]/100*55" office:value-type="float" office:value="55">
            <text:p>55</text:p>
          </table:table-cell>
          <table:table-cell table:formula="of:=[.B12]/[.C4]" office:value-type="float" office:value="0.55">
            <text:p>0.550</text:p>
          </table:table-cell>
          <table:table-cell table:number-columns-repeated="5"/>
        </table:table-row>
        <table:table-row table:style-name="ro2" table:visibility="collapse">
          <table:table-cell office:value-type="string">
            <text:p>Relative y</text:p>
          </table:table-cell>
          <table:table-cell table:formula="of:=[.C5]/100*83.516" office:value-type="float" office:value="83.516">
            <text:p>83.516</text:p>
          </table:table-cell>
          <table:table-cell table:formula="of:=[.B13]/[.C5]" office:value-type="float" office:value="0.83516">
            <text:p>0.835</text:p>
          </table:table-cell>
          <table:table-cell table:number-columns-repeated="5"/>
        </table:table-row>
        <table:table-row table:style-name="ro2" table:visibility="collapse">
          <table:table-cell office:value-type="string">
            <text:p>theta</text:p>
          </table:table-cell>
          <table:table-cell office:value-type="float" office:value="100">
            <text:p>100</text:p>
          </table:table-cell>
          <table:table-cell table:formula="of:=[.B14]*(SQRT(POWER([.$B$12];2)+POWER([.$B$13];2)))/100" office:value-type="float" office:value="99.9996112792445">
            <text:p>100.000</text:p>
          </table:table-cell>
          <table:table-cell table:number-columns-repeated="5"/>
        </table:table-row>
        <table:table-row table:style-name="ro2" table:visibility="collapse">
          <table:table-cell office:value-type="string">
            <text:p>psi</text:p>
          </table:table-cell>
          <table:table-cell office:value-type="float" office:value="100">
            <text:p>100</text:p>
          </table:table-cell>
          <table:table-cell table:formula="of:=[.B15]*(SQRT(POWER([.$B$12];2)+POWER([.$B$13];2)))/100" office:value-type="float" office:value="99.9996112792445">
            <text:p>100.000</text:p>
          </table:table-cell>
          <table:table-cell table:number-columns-repeated="5"/>
        </table:table-row>
        <table:table-row table:style-name="ro2" table:visibility="collapse">
          <table:table-cell table:number-columns-repeated="8"/>
        </table:table-row>
        <table:table-row table:style-name="ro2" table:visibility="collapse">
          <table:table-cell office:value-type="string">
            <text:p>ratio</text:p>
          </table:table-cell>
          <table:table-cell table:style-name="ce2" table:formula="of:=SQRT(POWER([.B12];2)+POWER([.B13];2))" office:value-type="percentage" office:value="99.9996112792445">
            <text:p>9999.96%</text:p>
          </table:table-cell>
          <table:table-cell table:number-columns-repeated="6"/>
        </table:table-row>
        <table:table-row table:style-name="ro2" table:visibility="collapse">
          <table:table-cell table:number-columns-repeated="8"/>
        </table:table-row>
        <table:table-row table:style-name="ro2" table:number-rows-repeated="104855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00/00/00</text:date>, <text:time style:data-style-name="N2" text:time-value="0000-00-00T19:28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Harley</meta:initial-creator>
    <meta:creation-date>2013-07-16T23:38:45</meta:creation-date>
    <dc:date>2013-10-09T19:29:42</dc:date>
    <meta:editing-duration>P3DT4H5M1S</meta:editing-duration>
    <meta:editing-cycles>11</meta:editing-cycles>
    <meta:generator>LibreOffice/4.0.2.2$Linux_X86_64 LibreOffice_project/400m0$Build-2</meta:generator>
    <dc:creator>Quentin Harley</dc:creator>
    <meta:document-statistic meta:table-count="1" meta:cell-count="53" meta:object-count="0"/>
  </office:meta>
</office:document-meta>
</file>